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ADDU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ddU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login</text:p>
                </table:table-cell>
                <table:table-cell table:style-name="Table3.B2.2.1" office:value-type="string">
                  <text:p text:style-name="P11">dcuadra</text:p>
                </table:table-cell>
              </table:table-row>
              <table:table-row>
                <table:table-cell table:style-name="Table3.B2.1.1" office:value-type="string">
                  <text:p text:style-name="P11">password</text:p>
                </table:table-cell>
                <table:table-cell table:style-name="Table3.B2.2.1" office:value-type="string">
                  <text:p text:style-name="P11"/>
                </table:table-cell>
              </table:table-row>
              <table:table-row>
                <table:table-cell table:style-name="Table3.B2.1.1" office:value-type="string">
                  <text:p text:style-name="P11">name</text:p>
                </table:table-cell>
                <table:table-cell table:style-name="Table3.B2.2.1" office:value-type="string">
                  <text:p text:style-name="P11">David Cuadrado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adduser&gt;</text:p>
      <text:p text:style-name="P12"><text:tab/>&lt;login&gt;dcuadra&lt;/login&gt;</text:p>
      <text:p text:style-name="P12"><text:tab/>&lt;password&gt;&lt;/password&gt;</text:p>
      <text:p text:style-name="P12"><text:tab/>&lt;name&gt;David Cuadrado&lt;/name&gt;</text:p>
      <text:p text:style-name="P12"><text:tab/>&lt;permissions /&gt;</text:p>
      <text:p text:style-name="P12">&lt;/adduser&gt;</text:p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30:34</dc:date>
    <dc:language>es-CO</dc:language>
    <meta:editing-cycles>63</meta:editing-cycles>
    <meta:editing-duration>PT36M42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6" meta:word-count="72" meta:character-count="521"/>
  </office:meta>
</office:document-meta>
</file>